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1">
      <style:text-properties officeooo:paragraph-rsid="0088990c"/>
    </style:style>
    <style:style style:name="P3" style:family="paragraph" style:parent-style-name="Standard" style:list-style-name="WWNum1">
      <style:text-properties officeooo:paragraph-rsid="00b6caa9"/>
    </style:style>
    <style:style style:name="P4" style:family="paragraph" style:parent-style-name="Standard" style:list-style-name="">
      <style:paragraph-properties fo:margin-left="0in" fo:margin-right="0in" fo:text-indent="0in" style:auto-text-indent="false"/>
    </style:style>
    <style:style style:name="P5" style:family="paragraph" style:parent-style-name="Standard" style:list-style-name="">
      <style:paragraph-properties fo:margin-left="0in" fo:margin-right="0in" fo:text-indent="0in" style:auto-text-indent="false"/>
      <style:text-properties style:text-underline-style="none" fo:font-weight="normal" officeooo:rsid="002d0ce8" style:font-weight-asian="normal" style:font-weight-complex="normal"/>
    </style:style>
    <style:style style:name="P6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7e6c32" officeooo:paragraph-rsid="007e6c32" style:font-weight-asian="bold" style:font-weight-complex="bold"/>
    </style:style>
    <style:style style:name="P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1018a" officeooo:paragraph-rsid="0091018a" style:font-weight-asian="bold" style:font-weight-complex="bold"/>
    </style:style>
    <style:style style:name="P8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1018a" officeooo:paragraph-rsid="00929a2b" style:font-weight-asian="bold" style:font-weight-complex="bold"/>
    </style:style>
    <style:style style:name="P9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41771" officeooo:paragraph-rsid="00941771" style:font-weight-asian="bold" style:font-weight-complex="bold"/>
    </style:style>
    <style:style style:name="P10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63781" officeooo:paragraph-rsid="00963781" style:font-weight-asian="bold" style:font-weight-complex="bold"/>
    </style:style>
    <style:style style:name="P11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8e434" officeooo:paragraph-rsid="0098e434" style:font-weight-asian="bold" style:font-weight-complex="bold"/>
    </style:style>
    <style:style style:name="P12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2d0ce8" officeooo:paragraph-rsid="00654916" style:font-weight-asian="normal" style:font-weight-complex="normal"/>
    </style:style>
    <style:style style:name="P13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220ec" officeooo:paragraph-rsid="00385203" style:font-weight-asian="normal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a2a25" officeooo:paragraph-rsid="003a2a25" style:font-weight-asian="normal" style:font-weight-complex="normal"/>
    </style:style>
    <style:style style:name="P15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ae2cf" officeooo:paragraph-rsid="003ae2cf" style:font-weight-asian="normal" style:font-weight-complex="normal"/>
    </style:style>
    <style:style style:name="P16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872497" officeooo:paragraph-rsid="00872497" style:font-weight-asian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91018a" officeooo:paragraph-rsid="0091018a" style:font-weight-asian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96c9ee" officeooo:paragraph-rsid="0096c9ee" style:font-weight-asian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style:text-underline-style="none" fo:font-weight="normal" officeooo:rsid="0062e8d8" officeooo:paragraph-rsid="0062e8d8" style:font-style-asian="italic" style:font-weight-asian="normal" style:font-style-complex="italic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fo:font-weight="normal" officeooo:rsid="0045f876" officeooo:paragraph-rsid="00654916" style:font-style-asian="italic" style:font-weight-asian="normal" style:font-style-complex="italic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fo:font-weight="normal" officeooo:rsid="00556a98" officeooo:paragraph-rsid="00556a98" style:font-style-asian="italic" style:font-weight-asian="normal" style:font-style-complex="italic" style:font-weight-complex="normal"/>
    </style:style>
    <style:style style:name="P22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fo:font-weight="normal" officeooo:rsid="009c80da" officeooo:paragraph-rsid="009c80da" style:font-style-asian="italic" style:font-weight-asian="normal" style:font-style-complex="italic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bold" officeooo:rsid="002d0ce8" officeooo:paragraph-rsid="002d0ce8" style:font-style-asian="normal" style:font-weight-asian="bold" style:font-style-complex="normal" style:font-weight-complex="bold"/>
    </style:style>
    <style:style style:name="P24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normal" officeooo:rsid="00630839" officeooo:paragraph-rsid="00630839" style:font-style-asian="normal" style:font-weight-asian="normal" style:font-style-complex="normal" style:font-weight-complex="normal"/>
    </style:style>
    <style:style style:name="P25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normal" officeooo:rsid="003af6cc" officeooo:paragraph-rsid="00654916" style:font-style-asian="normal" style:font-weight-asian="normal" style:font-style-complex="normal" style:font-weight-complex="normal"/>
    </style:style>
    <style:style style:name="P26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3af6cc" officeooo:paragraph-rsid="00654916" style:font-style-asian="normal" style:font-weight-asian="normal" style:font-style-complex="normal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45f876" officeooo:paragraph-rsid="00654916" style:font-style-asian="normal" style:font-weight-asian="normal" style:font-style-complex="normal" style:font-weight-complex="normal"/>
    </style:style>
    <style:style style:name="P28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a446bf" officeooo:paragraph-rsid="00a446bf" style:font-style-asian="normal" style:font-weight-asian="normal" style:font-style-complex="normal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488ed4" officeooo:paragraph-rsid="00654916" style:font-style-asian="normal" style:font-weight-asian="bold" style:font-style-complex="normal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4e4a26" officeooo:paragraph-rsid="00654916" style:font-style-asian="normal" style:font-weight-asian="bold" style:font-style-complex="normal" style:font-weight-complex="bold"/>
    </style:style>
    <style:style style:name="P31" style:family="paragraph" style:parent-style-name="Standard" style:master-page-name="First_20_Page">
      <loext:graphic-properties draw:fill="none"/>
      <style:paragraph-properties fo:margin-left="0in" fo:margin-right="0in" fo:line-height="100%" fo:text-align="center" style:justify-single-word="false" fo:text-indent="0in" style:auto-text-indent="false" style:page-number="auto" fo:background-color="transparent"/>
      <style:text-properties style:font-name="Times New Roman" fo:font-size="14pt" officeooo:rsid="001e342b" officeooo:paragraph-rsid="001e342b" style:font-size-asian="14pt" style:font-size-complex="14pt"/>
    </style:style>
    <style:style style:name="P32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Times New Roman" fo:font-size="14pt" style:font-name-asian="Calibri" style:font-size-asian="14pt" style:font-name-complex="Times New Roman1" style:font-size-complex="14pt"/>
    </style:style>
    <style:style style:name="P33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4" style:family="paragraph" style:parent-style-name="Standard">
      <style:paragraph-properties fo:margin-top="0in" fo:margin-bottom="0.139in" loext:contextual-spacing="false" fo:line-height="115%" fo:text-align="end" style:justify-single-word="false">
        <style:tab-stops>
          <style:tab-stop style:position="3.15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5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Times New Roman" fo:font-size="14pt" fo:font-style="italic" style:font-name-asian="Calibri" style:font-size-asian="14pt" style:font-style-asian="italic" style:font-name-complex="Times New Roman1" style:font-size-complex="14pt"/>
    </style:style>
    <style:style style:name="P36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0in"/>
        </style:tab-stops>
      </style:paragraph-properties>
      <style:text-properties style:font-name="Times New Roman" fo:font-size="14pt" fo:font-style="italic" style:font-name-asian="Calibri" style:font-size-asian="14pt" style:font-style-asian="italic" style:font-name-complex="Times New Roman1" style:font-size-complex="14pt"/>
    </style:style>
    <style:style style:name="P37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684f6b" officeooo:paragraph-rsid="00684f6b" style:font-style-asian="normal" style:font-weight-asian="bold" style:font-style-complex="normal" style:font-weight-complex="bold"/>
    </style:style>
    <style:style style:name="P38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58d85c" officeooo:paragraph-rsid="0068ff89" style:font-style-asian="normal" style:font-weight-asian="bold" style:font-style-complex="normal" style:font-weight-complex="bold"/>
    </style:style>
    <style:style style:name="P39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705e5c" officeooo:paragraph-rsid="009e9f32" style:font-style-asian="normal" style:font-weight-asian="bold" style:font-style-complex="normal" style:font-weight-complex="bold"/>
    </style:style>
    <style:style style:name="P40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705e5c" officeooo:paragraph-rsid="00a7ec61" style:font-style-asian="normal" style:font-weight-asian="bold" style:font-style-complex="normal" style:font-weight-complex="bold"/>
    </style:style>
    <style:style style:name="P41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719bc5" officeooo:paragraph-rsid="0072727f" style:font-style-asian="normal" style:font-weight-asian="bold" style:font-style-complex="normal" style:font-weight-complex="bold"/>
    </style:style>
    <style:style style:name="P42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719bc5" officeooo:paragraph-rsid="00749f48" style:font-style-asian="normal" style:font-weight-asian="bold" style:font-style-complex="normal" style:font-weight-complex="bold"/>
    </style:style>
    <style:style style:name="P43" style:family="paragraph" style:parent-style-name="Standard" style:list-style-name="L8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ize="14pt" fo:font-style="normal" fo:font-weight="bold" officeooo:paragraph-rsid="00a9d0c1" style:font-size-asian="14pt" style:font-size-complex="14pt"/>
    </style:style>
    <style:style style:name="P44" style:family="paragraph" style:parent-style-name="Standard" style:list-style-name="L8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ize="14pt" fo:font-style="normal" fo:font-weight="bold" officeooo:paragraph-rsid="00b17f3c" style:font-size-asian="14pt" style:font-weight-asian="bold" style:font-size-complex="14pt" style:font-weight-complex="bold"/>
    </style:style>
    <style:style style:name="P45" style:family="paragraph" style:parent-style-name="Standard" style:list-style-name="L8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ize="14pt" fo:font-style="normal" fo:font-weight="bold" officeooo:paragraph-rsid="00b4941d"/>
    </style:style>
    <style:style style:name="P46" style:family="paragraph" style:parent-style-name="Standard" style:list-style-name="L9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style="normal" officeooo:rsid="00c3f0b7" officeooo:paragraph-rsid="00c3f0b7" style:font-style-asian="normal" style:font-style-complex="normal"/>
    </style:style>
    <style:style style:name="P47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paragraph-rsid="0068ff89"/>
    </style:style>
    <style:style style:name="P48" style:family="paragraph" style:parent-style-name="Standard" style:list-style-name="L8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paragraph-rsid="00b77777"/>
    </style:style>
    <style:style style:name="P49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rsid="0077fee4" officeooo:paragraph-rsid="0077fee4"/>
    </style:style>
    <style:style style:name="P50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rsid="00791dd8" officeooo:paragraph-rsid="00791dd8"/>
    </style:style>
    <style:style style:name="P51" style:family="paragraph" style:parent-style-name="Standard" style:list-style-name="L6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rsid="007af262" officeooo:paragraph-rsid="007af262"/>
    </style:style>
    <style:style style:name="P52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style:font-name="Times New Roman" fo:font-size="14pt" fo:font-weight="bold" officeooo:rsid="002302fc" officeooo:paragraph-rsid="002302fc" style:font-name-asian="Calibri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margin-left="0in" fo:margin-right="-0.0016in" fo:margin-top="0in" fo:margin-bottom="0.139in" loext:contextual-spacing="false" fo:line-height="115%" fo:text-align="end" style:justify-single-word="false" fo:text-indent="0in" style:auto-text-indent="false">
        <style:tab-stops>
          <style:tab-stop style:position="0.4925in"/>
          <style:tab-stop style:position="3.15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54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style="normal" officeooo:rsid="00beb9a5" officeooo:paragraph-rsid="00beb9a5" style:font-style-asian="normal" style:font-style-complex="normal"/>
    </style:style>
    <style:style style:name="P55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style="normal" officeooo:rsid="00c3f0b7" officeooo:paragraph-rsid="00c3f0b7" style:font-style-asian="normal" style:font-style-complex="normal"/>
    </style:style>
    <style:style style:name="P56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rsid="00b96f52" officeooo:paragraph-rsid="00b96f52"/>
    </style:style>
    <style:style style:name="P5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style="italic" officeooo:rsid="00b96f52" officeooo:paragraph-rsid="00be70b1" style:font-style-asian="italic" style:font-style-complex="italic"/>
    </style:style>
    <style:style style:name="P58" style:family="paragraph" style:parent-style-name="Footer" style:list-style-name="">
      <style:paragraph-properties fo:margin-left="0in" fo:margin-right="0in" fo:text-align="center" style:justify-single-word="false" fo:text-indent="0in" style:auto-text-indent="false"/>
      <style:text-properties fo:color="#000000" fo:background-color="#ffffff"/>
    </style:style>
    <style:style style:name="T1" style:family="text">
      <style:text-properties officeooo:rsid="001e342b"/>
    </style:style>
    <style:style style:name="T2" style:family="text">
      <style:text-properties style:font-name-asian="Calibri" style:font-name-complex="Times New Roman1"/>
    </style:style>
    <style:style style:name="T3" style:family="text">
      <style:text-properties style:font-name-asian="Segoe UI Symbol" style:font-name-complex="Times New Roman1"/>
    </style:style>
    <style:style style:name="T4" style:family="text">
      <style:text-properties officeooo:rsid="001e60e8"/>
    </style:style>
    <style:style style:name="T5" style:family="text">
      <style:text-properties officeooo:rsid="0027b1e5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style:text-underline-style="none" fo:font-weight="normal" officeooo:rsid="0068ff89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style:text-underline-style="none" fo:font-weight="normal" officeooo:rsid="007b622b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style:text-underline-style="none" fo:font-weight="normal" officeooo:rsid="0030251d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style:text-underline-style="none" fo:font-weight="normal" officeooo:rsid="003ae2cf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style:text-underline-style="none" fo:font-weight="normal" officeooo:rsid="007e6c32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style:text-underline-style="none" fo:font-weight="normal" officeooo:rsid="0088990c" style:font-style-asian="normal" style:font-weight-asian="normal" style:font-style-complex="normal" style:font-weight-complex="normal"/>
    </style:style>
    <style:style style:name="T14" style:family="text">
      <style:text-properties style:font-name="Times New Roman" fo:font-style="normal" style:text-underline-style="none" fo:font-weight="bold" officeooo:rsid="005b3be5" style:font-style-asian="normal" style:font-weight-asian="bold" style:font-style-complex="normal" style:font-weight-complex="bold"/>
    </style:style>
    <style:style style:name="T15" style:family="text">
      <style:text-properties style:font-name="Times New Roman" fo:font-style="normal" style:text-underline-style="none" fo:font-weight="bold" officeooo:rsid="00786aae" style:font-style-asian="normal" style:font-weight-asian="bold" style:font-style-complex="normal" style:font-weight-complex="bold"/>
    </style:style>
    <style:style style:name="T16" style:family="text">
      <style:text-properties style:font-name="Times New Roman" fo:font-style="normal" fo:font-weight="normal" officeooo:rsid="009c80da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fo:font-weight="normal" officeooo:rsid="00a12597" style:font-style-asian="normal" style:font-weight-asian="normal" style:font-style-complex="normal" style:font-weight-complex="normal"/>
    </style:style>
    <style:style style:name="T18" style:family="text">
      <style:text-properties officeooo:rsid="002bb704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499223" style:font-weight-asian="normal" style:font-weight-complex="normal"/>
    </style:style>
    <style:style style:name="T22" style:family="text">
      <style:text-properties style:text-underline-style="none" fo:font-weight="normal" officeooo:rsid="004c72b4" style:font-weight-asian="normal" style:font-weight-complex="normal"/>
    </style:style>
    <style:style style:name="T23" style:family="text">
      <style:text-properties style:text-underline-style="none" fo:font-weight="normal" officeooo:rsid="00504078" style:font-weight-asian="normal" style:font-weight-complex="normal"/>
    </style:style>
    <style:style style:name="T24" style:family="text">
      <style:text-properties style:text-underline-style="none" fo:font-weight="normal" officeooo:rsid="005144ce" style:font-weight-asian="normal" style:font-weight-complex="normal"/>
    </style:style>
    <style:style style:name="T25" style:family="text">
      <style:text-properties style:text-underline-style="none" fo:font-weight="normal" officeooo:rsid="0052617b" style:font-weight-asian="normal" style:font-weight-complex="normal"/>
    </style:style>
    <style:style style:name="T26" style:family="text">
      <style:text-properties style:text-underline-style="none" fo:font-weight="normal" officeooo:rsid="0068ff89" style:font-weight-asian="normal" style:font-weight-complex="normal"/>
    </style:style>
    <style:style style:name="T27" style:family="text">
      <style:text-properties style:text-underline-style="none" fo:font-weight="normal" officeooo:rsid="0072727f" style:font-weight-asian="normal" style:font-weight-complex="normal"/>
    </style:style>
    <style:style style:name="T28" style:family="text">
      <style:text-properties style:text-underline-style="none" fo:font-weight="normal" officeooo:rsid="007651e9" style:font-weight-asian="normal" style:font-weight-complex="normal"/>
    </style:style>
    <style:style style:name="T29" style:family="text">
      <style:text-properties style:text-underline-style="none" fo:font-weight="normal" officeooo:rsid="0077fee4" style:font-weight-asian="normal" style:font-weight-complex="normal"/>
    </style:style>
    <style:style style:name="T30" style:family="text">
      <style:text-properties style:text-underline-style="none" fo:font-weight="normal" officeooo:rsid="009e9f32" style:font-weight-asian="normal" style:font-weight-complex="normal"/>
    </style:style>
    <style:style style:name="T31" style:family="text">
      <style:text-properties style:text-underline-style="none" fo:font-weight="normal" officeooo:rsid="009d2f6d" style:font-weight-asian="normal" style:font-weight-complex="normal"/>
    </style:style>
    <style:style style:name="T32" style:family="text">
      <style:text-properties style:text-underline-style="none" fo:font-weight="normal" officeooo:rsid="00ab41c5" style:font-weight-asian="normal" style:font-weight-complex="normal"/>
    </style:style>
    <style:style style:name="T33" style:family="text">
      <style:text-properties style:text-underline-style="none" officeooo:rsid="0030251d"/>
    </style:style>
    <style:style style:name="T34" style:family="text">
      <style:text-properties style:text-underline-style="none" officeooo:rsid="003b3dd5"/>
    </style:style>
    <style:style style:name="T35" style:family="text">
      <style:text-properties style:text-underline-style="none" officeooo:rsid="003d9206"/>
    </style:style>
    <style:style style:name="T36" style:family="text">
      <style:text-properties style:text-underline-style="none" fo:font-weight="bold" officeooo:rsid="00418cc5" style:font-weight-asian="bold" style:font-weight-complex="bold"/>
    </style:style>
    <style:style style:name="T37" style:family="text">
      <style:text-properties style:text-underline-style="none" officeooo:rsid="003e27c8"/>
    </style:style>
    <style:style style:name="T38" style:family="text">
      <style:text-properties style:text-underline-style="none" officeooo:rsid="003edd32"/>
    </style:style>
    <style:style style:name="T39" style:family="text">
      <style:text-properties style:text-underline-style="none" officeooo:rsid="004014b5"/>
    </style:style>
    <style:style style:name="T40" style:family="text">
      <style:text-properties style:text-underline-style="none" officeooo:rsid="00418cc5"/>
    </style:style>
    <style:style style:name="T41" style:family="text">
      <style:text-properties style:text-underline-style="none" officeooo:rsid="0041e9e1"/>
    </style:style>
    <style:style style:name="T42" style:family="text">
      <style:text-properties style:text-underline-style="none" officeooo:rsid="0043a968"/>
    </style:style>
    <style:style style:name="T43" style:family="text">
      <style:text-properties style:text-underline-style="none" officeooo:rsid="0046abad"/>
    </style:style>
    <style:style style:name="T44" style:family="text">
      <style:text-properties style:text-underline-style="none" officeooo:rsid="0047b795"/>
    </style:style>
    <style:style style:name="T45" style:family="text">
      <style:text-properties style:text-underline-style="none" officeooo:rsid="004c72b4"/>
    </style:style>
    <style:style style:name="T46" style:family="text">
      <style:text-properties style:text-underline-style="none" officeooo:rsid="0055e500"/>
    </style:style>
    <style:style style:name="T47" style:family="text">
      <style:text-properties style:text-underline-style="none" officeooo:rsid="0058d85c"/>
    </style:style>
    <style:style style:name="T48" style:family="text">
      <style:text-properties style:text-underline-style="none" officeooo:rsid="005bc29a"/>
    </style:style>
    <style:style style:name="T49" style:family="text">
      <style:text-properties style:text-underline-style="none" officeooo:rsid="0060f42e"/>
    </style:style>
    <style:style style:name="T50" style:family="text">
      <style:text-properties style:text-underline-style="none" officeooo:rsid="0062e8d8"/>
    </style:style>
    <style:style style:name="T51" style:family="text">
      <style:text-properties style:text-underline-style="none" officeooo:rsid="00684f6b"/>
    </style:style>
    <style:style style:name="T52" style:family="text">
      <style:text-properties fo:font-weight="normal" officeooo:rsid="00a9d0c1" style:font-style-asian="normal" style:font-weight-asian="normal" style:font-style-complex="normal" style:font-weight-complex="normal"/>
    </style:style>
    <style:style style:name="T53" style:family="text">
      <style:text-properties fo:font-weight="normal" officeooo:rsid="00b17f3c" style:font-style-asian="normal" style:font-weight-asian="normal" style:font-style-complex="normal" style:font-weight-complex="normal"/>
    </style:style>
    <style:style style:name="T54" style:family="text">
      <style:text-properties fo:font-weight="normal" officeooo:rsid="00b2cc9a" style:font-style-asian="normal" style:font-weight-asian="normal" style:font-style-complex="normal" style:font-weight-complex="normal"/>
    </style:style>
    <style:style style:name="T55" style:family="text">
      <style:text-properties officeooo:rsid="00325b62"/>
    </style:style>
    <style:style style:name="T56" style:family="text">
      <style:text-properties officeooo:rsid="0033acd6"/>
    </style:style>
    <style:style style:name="T57" style:family="text">
      <style:text-properties fo:font-style="italic" officeooo:rsid="0033acd6" style:font-style-asian="italic" style:font-style-complex="italic"/>
    </style:style>
    <style:style style:name="T58" style:family="text">
      <style:text-properties fo:font-style="italic" officeooo:rsid="0033ead4" style:font-style-asian="italic" style:font-style-complex="italic"/>
    </style:style>
    <style:style style:name="T59" style:family="text">
      <style:text-properties fo:font-style="italic" officeooo:rsid="008bb8fa" style:font-style-asian="italic" style:font-style-complex="italic"/>
    </style:style>
    <style:style style:name="T60" style:family="text">
      <style:text-properties fo:font-style="italic" fo:font-weight="bold" officeooo:rsid="0033ead4" style:font-style-asian="italic" style:font-weight-asian="bold" style:font-style-complex="italic" style:font-weight-complex="bold"/>
    </style:style>
    <style:style style:name="T61" style:family="text">
      <style:text-properties fo:font-style="italic" style:text-underline-style="none" style:font-style-asian="italic" style:font-style-complex="italic"/>
    </style:style>
    <style:style style:name="T62" style:family="text">
      <style:text-properties fo:font-style="italic" style:text-underline-style="none" officeooo:rsid="0030251d" style:font-style-asian="italic" style:font-style-complex="italic"/>
    </style:style>
    <style:style style:name="T63" style:family="text">
      <style:text-properties fo:font-style="italic" style:text-underline-style="none" officeooo:rsid="003d9206" style:font-style-asian="italic" style:font-style-complex="italic"/>
    </style:style>
    <style:style style:name="T64" style:family="text">
      <style:text-properties fo:font-style="italic" style:text-underline-style="none" officeooo:rsid="004014b5" style:font-style-asian="italic" style:font-style-complex="italic"/>
    </style:style>
    <style:style style:name="T65" style:family="text">
      <style:text-properties fo:font-style="italic" style:text-underline-style="none" officeooo:rsid="00418cc5" style:font-style-asian="italic" style:font-style-complex="italic"/>
    </style:style>
    <style:style style:name="T66" style:family="text">
      <style:text-properties fo:font-style="italic" style:text-underline-style="none" officeooo:rsid="0043a968" style:font-style-asian="italic" style:font-style-complex="italic"/>
    </style:style>
    <style:style style:name="T67" style:family="text">
      <style:text-properties fo:font-style="italic" style:text-underline-style="none" officeooo:rsid="0088990c" style:font-style-asian="italic" style:font-style-complex="italic"/>
    </style:style>
    <style:style style:name="T6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none" fo:font-weight="normal" officeooo:rsid="0030251d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77fee4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ac2dd4" style:font-style-asian="italic" style:font-weight-asian="normal" style:font-style-complex="italic" style:font-weight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33ead4" style:font-style-asian="normal" style:font-style-complex="normal"/>
    </style:style>
    <style:style style:name="T74" style:family="text">
      <style:text-properties fo:font-style="normal" officeooo:rsid="0036253c" style:font-style-asian="normal" style:font-style-complex="normal"/>
    </style:style>
    <style:style style:name="T75" style:family="text">
      <style:text-properties fo:font-style="normal" officeooo:rsid="007e6c32" style:font-style-asian="normal" style:font-style-complex="normal"/>
    </style:style>
    <style:style style:name="T76" style:family="text">
      <style:text-properties fo:font-style="normal" officeooo:rsid="00839a2c" style:font-style-asian="normal" style:font-style-complex="normal"/>
    </style:style>
    <style:style style:name="T77" style:family="text">
      <style:text-properties fo:font-style="normal" officeooo:rsid="00875d06" style:font-style-asian="normal" style:font-style-complex="normal"/>
    </style:style>
    <style:style style:name="T78" style:family="text">
      <style:text-properties fo:font-style="normal" officeooo:rsid="0088990c" style:font-style-asian="normal" style:font-style-complex="normal"/>
    </style:style>
    <style:style style:name="T79" style:family="text">
      <style:text-properties fo:font-style="normal" officeooo:rsid="008bb8fa" style:font-style-asian="normal" style:font-style-complex="normal"/>
    </style:style>
    <style:style style:name="T80" style:family="text">
      <style:text-properties fo:font-style="normal" officeooo:rsid="008d9446" style:font-style-asian="normal" style:font-style-complex="normal"/>
    </style:style>
    <style:style style:name="T81" style:family="text">
      <style:text-properties fo:font-style="normal" officeooo:rsid="00929a2b" style:font-style-asian="normal" style:font-style-complex="normal"/>
    </style:style>
    <style:style style:name="T82" style:family="text">
      <style:text-properties fo:font-style="normal" officeooo:rsid="0095636c" style:font-style-asian="normal" style:font-style-complex="normal"/>
    </style:style>
    <style:style style:name="T83" style:family="text">
      <style:text-properties fo:font-style="normal" officeooo:rsid="0096c9ee" style:font-style-asian="normal" style:font-style-complex="normal"/>
    </style:style>
    <style:style style:name="T84" style:family="text">
      <style:text-properties fo:font-style="normal" officeooo:rsid="00979699" style:font-style-asian="normal" style:font-style-complex="normal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929a2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5636c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63781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style:font-style-asian="normal" style:font-style-complex="normal"/>
    </style:style>
    <style:style style:name="T90" style:family="text">
      <style:text-properties fo:font-style="normal" style:text-underline-style="none" officeooo:rsid="004540d8" style:font-style-asian="normal" style:font-style-complex="normal"/>
    </style:style>
    <style:style style:name="T91" style:family="text">
      <style:text-properties fo:font-weight="bold" officeooo:rsid="004540d8" style:font-weight-asian="bold" style:font-weight-complex="bold"/>
    </style:style>
    <style:style style:name="T92" style:family="text">
      <style:text-properties officeooo:rsid="003af6cc"/>
    </style:style>
    <style:style style:name="T93" style:family="text">
      <style:text-properties officeooo:rsid="003edd32"/>
    </style:style>
    <style:style style:name="T94" style:family="text">
      <style:text-properties officeooo:rsid="004540d8"/>
    </style:style>
    <style:style style:name="T95" style:family="text">
      <style:text-properties officeooo:rsid="0053fc6f"/>
    </style:style>
    <style:style style:name="T96" style:family="text">
      <style:text-properties fo:font-variant="normal" fo:text-transform="none" fo:color="#000000" fo:letter-spacing="normal" fo:font-weight="normal" officeooo:rsid="002302fc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7" style:family="text">
      <style:text-properties fo:font-variant="normal" fo:text-transform="none" fo:color="#000000" fo:letter-spacing="normal" fo:font-weight="normal" officeooo:rsid="00b4941d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8" style:family="text">
      <style:text-properties fo:font-variant="normal" fo:text-transform="none" fo:color="#000000" fo:letter-spacing="normal" fo:font-weight="normal" officeooo:rsid="00b72ccb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9" style:family="text">
      <style:text-properties fo:font-variant="normal" fo:text-transform="none" fo:color="#000000" fo:letter-spacing="normal" officeooo:rsid="00a9d0c1" style:font-name-asian="Calibri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a9d0c1" style:text-blinking="false" style:font-name-asian="Calibri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name-asian="Calibri" style:font-size-asian="14pt" style:font-style-asian="normal" style:font-name-complex="Times New Roman1" style:font-size-complex="14pt" style:font-style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name-asian="Calibri" style:font-size-asian="14pt" style:font-style-asian="normal" style:font-name-complex="Times New Roman1" style:font-size-complex="14pt" style:font-style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b8c6b6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bb4e32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style:text-blinking="false" style:font-name-asian="Calibri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bd0557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bf74ec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c0906a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c0d3d2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c2155e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bold" style:text-blinking="false" style:font-name-asian="Calibri" style:font-size-asian="14pt" style:font-weight-asian="bold" style:font-name-complex="Times New Roman1" style:font-size-complex="14pt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bold" officeooo:rsid="00bf74ec" style:text-blinking="false" style:font-name-asian="Calibri" style:font-size-asian="14pt" style:font-weight-asian="bold" style:font-name-complex="Times New Roman1" style:font-size-complex="14pt" style:font-weight-complex="bold"/>
    </style:style>
    <style:style style:name="T115" style:family="text">
      <style:text-properties fo:font-variant="normal" fo:text-transform="none" fo:color="#000000" style:font-name="Times New Roman" fo:font-size="14pt" fo:letter-spacing="normal" fo:font-style="normal" fo:font-weight="bold" officeooo:rsid="00b72ccb" style:font-name-asian="Calibri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16" style:family="text">
      <style:text-properties fo:font-variant="normal" fo:text-transform="none" fo:color="#000000" style:font-name="Times New Roman" fo:font-size="14pt" fo:letter-spacing="normal" fo:font-style="normal" fo:font-weight="normal" style:font-name-asian="Calibri" style:font-size-asian="14pt" style:font-style-asian="normal" style:font-name-complex="Times New Roman1" style:font-size-complex="14pt" style:font-style-complex="normal"/>
    </style:style>
    <style:style style:name="T117" style:family="text">
      <style:text-properties officeooo:rsid="00a12597"/>
    </style:style>
    <style:style style:name="T118" style:family="text">
      <style:text-properties officeooo:rsid="00a9d0c1" style:font-style-asian="normal" style:font-weight-asian="bold" style:font-style-complex="normal" style:font-weight-complex="bold"/>
    </style:style>
    <style:style style:name="T119" style:family="text">
      <style:text-properties officeooo:rsid="00a9d0c1" style:font-style-asian="normal" style:font-style-complex="normal"/>
    </style:style>
    <style:style style:name="T120" style:family="text">
      <style:text-properties officeooo:rsid="00b033da" style:font-style-asian="normal" style:font-style-complex="normal"/>
    </style:style>
    <style:style style:name="T121" style:family="text">
      <style:text-properties officeooo:rsid="00b17f3c" style:font-style-asian="normal" style:font-style-complex="normal"/>
    </style:style>
    <style:style style:name="T122" style:family="text">
      <style:text-properties officeooo:rsid="00b2cc9a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officeooo:rsid="00bd0557"/>
    </style:style>
    <style:style style:name="T124" style:family="text">
      <style:text-properties officeooo:rsid="00c56f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2in" fo:text-indent="-0.25in" fo:margin-left="0.4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92in" fo:text-indent="-0.25in" fo:margin-left="0.7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92in" fo:text-indent="-0.25in" fo:margin-left="0.9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2in" fo:text-indent="-0.25in" fo:margin-left="0.4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92in" fo:text-indent="-0.25in" fo:margin-left="0.7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92in" fo:text-indent="-0.25in" fo:margin-left="0.9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bullet>
    </text:list-style>
    <text:list-style style:name="L4">
      <text:list-level-style-number text:level="1" text:style-name="Bullet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92in" fo:text-indent="-0.25in" fo:margin-left="0.749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92in" fo:text-indent="-0.25in" fo:margin-left="0.9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92in" fo:text-indent="-0.25in" fo:margin-left="2.9992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59779702" text:style-name="WWNum1">
        <text:list-header>
          <text:p text:style-name="P31"><text:span text:style-name="T2">Муниципальное бюджетное общеобразовательное учреждение г. о. Королёв Московской области «Гимназия </text:span><text:span text:style-name="T3">№ </text:span><text:span text:style-name="T2">3 имени Л.П.Данилиной»</text:span></text:p>
          <text:p text:style-name="P33"/>
          <text:p text:style-name="P33"/>
          <text:p text:style-name="P36">Индивидуальный исследовательский проект</text:p>
          <text:p text:style-name="P36">по теме</text:p>
          <text:p text:style-name="P35">«<text:span text:style-name="T1">Доступное объяснение различных алгоритмов программирования учащимся средней школы</text:span>»</text:p>
          <text:p text:style-name="P33"/>
          <text:p text:style-name="P33"/>
          <text:p text:style-name="P33"/>
          <text:p text:style-name="P33"/>
          <text:p text:style-name="P53">Учащийся 10-<text:span text:style-name="T1">Б</text:span> класса: <text:s/><text:span text:style-name="T1">Шумилин Иван</text:span></text:p>
          <text:p text:style-name="P34">Руководитель: <text:span text:style-name="T4">Герасимова Т. И</text:span>., учитель <text:span text:style-name="T4">информатики</text:span></text:p>
          <text:p text:style-name="P34"><text:bookmark text:name="_GoBack"/></text:p>
          <text:p text:style-name="P34">Допуск к защите <text:s/>__________.</text:p>
          <text:p text:style-name="P33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>2021 <text:span text:style-name="T95">год</text:span></text:p>
          <text:p text:style-name="P52">Оглавление</text:p>
        </text:list-header>
        <text:list-item>
          <text:p text:style-name="P1"><text:span text:style-name="T18">Паспорт проекта<text:tab/>Стр.3</text:span></text:p>
        </text:list-item>
        <text:list-item>
          <text:p text:style-name="P1">Теоретическая часть<text:tab/><text:span text:style-name="T5">Стр.6</text:span></text:p>
          <text:list>
            <text:list-item>
              <text:p text:style-name="P2"><text:span text:style-name="T10">П</text:span><text:span text:style-name="T11">ричина выбора </text:span><text:span text:style-name="T13">сайта</text:span><text:span text:style-name="T11"> для хранения </text:span><text:span text:style-name="T12">информации</text:span><text:span text:style-name="T75"> </text:span><text:tab/><text:span text:style-name="T5">Стр.6</text:span></text:p>
            </text:list-item>
            <text:list-item>
              <text:p text:style-name="P3"><text:span text:style-name="T16">Выбор инструменто</text:span><text:span text:style-name="T17">в</text:span><text:span text:style-name="T16"> для создания сайта</text:span><text:tab/><text:span text:style-name="T5">Стр.7</text:span></text:p>
            </text:list-item>
            <text:list-item>
              <text:p text:style-name="P1"><text:span text:style-name="T123">Подготовка конспектов с принципами работы алгоритмов</text:span><text:tab/><text:span text:style-name="T5">Стр.8</text:span></text:p>
            </text:list-item>
          </text:list>
        </text:list-item>
        <text:list-item>
          <text:p text:style-name="P1">Практическая часть<text:tab/><text:span text:style-name="T5">Стр.9</text:span></text:p>
          <text:list>
            <text:list-item>
              <text:p text:style-name="P1">Создание <text:span text:style-name="T124">статей в формате .html и иллюстраций к ним</text:span><text:tab/><text:span text:style-name="T5">Стр.9</text:span></text:p>
            </text:list-item>
            <text:list-item>
              <text:p text:style-name="P1">Создание информационной базы сайта<text:tab/><text:span text:style-name="T5">Стр.?</text:span></text:p>
            </text:list-item>
            <text:list-item>
              <text:p text:style-name="P1">Оформление информационной базы сайта<text:tab/><text:span text:style-name="T5">Стр.?</text:span></text:p>
            </text:list-item>
            <text:list-item>
              <text:p text:style-name="P1">Создание динамической части сайта<text:tab/><text:span text:style-name="T5">Стр.?</text:span></text:p>
            </text:list-item>
          </text:list>
        </text:list-item>
        <text:list-item>
          <text:p text:style-name="P1">Заключение<text:tab/><text:span text:style-name="T5">Стр.?</text:span></text:p>
        </text:list-item>
        <text:list-item>
          <text:p text:style-name="P1">Список использованных источников<text:tab/><text:span text:style-name="T5">Стр.?</text:span></text:p>
        </text:list-item>
        <text:list-item>
          <text:p text:style-name="P1">Приложения<text:tab/><text:span text:style-name="T5">Стр.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6"/></text:p>
      <text:p text:style-name="P23"><text:soft-page-break/>Паспорт проекта</text:p>
      <text:p text:style-name="P23"/>
      <text:p text:style-name="P19">Цель проекта</text:p>
      <text:p text:style-name="P24">Прежде всего, целью проекта является создание <text:span text:style-name="T92">веб-ресурс</text:span>а<text:span text:style-name="T92"> “Algorithm” – </text:span>сайта в сети Интернет, который <text:span text:style-name="T93">будет содержать некоторое количество статей об одной из практических разделов предмета “Информатика и ИКТ”, именуемого программированием. Предполагается, что оный веб-ресурс облегчит работу учителей предмета “Информатика и ИКТ” и улучшит понимание основ программирования учащимися. Поэтому, конечной целью проекта можно назвать помощь тем, кто обучает информатике или учит её. </text:span></text:p>
      <text:p text:style-name="P24"/>
      <text:p text:style-name="P20"><text:span text:style-name="T33">А</text:span><text:span text:style-name="T19">ктуальность</text:span></text:p>
      <text:p text:style-name="P27"><text:span text:style-name="T19">На взгляд проектанта, </text:span><text:span text:style-name="T43">данный проект является весьма актуальным, а при успешной разработке будет весьма полезен для любого учащегося в 7-9 класс</text:span><text:span text:style-name="T47">ах</text:span><text:span text:style-name="T43">, владеющего русским языком. </text:span><text:span text:style-name="T44">Причин для оного заявления несколько, ниже приведены основные из них:</text:span></text:p>
      <text:p text:style-name="P29"><text:span text:style-name="T44">Л</text:span><text:span text:style-name="T19">ичный опыт:</text:span><text:span text:style-name="T20"> в течение трёх лет обучения проектант постоянно сталкивался с многочисленными просьбами о помощи, исходящими от других учащихся, у которых возникали проблемы, с несложными, на взгляд разрабатывающей проект личности, алгоритмами. </text:span><text:span text:style-name="T21">Также ему довелось напечатать небольшой неофициальный цикл стате</text:span><text:span text:style-name="T22">й</text:span><text:span text:style-name="T21">, </text:span><text:span text:style-name="T22">стиль объяснения внутри </text:span><text:span text:style-name="T21">котор</text:span><text:span text:style-name="T22">ых</text:span><text:span text:style-name="T21"> в профессиональной среде программистов называется “на пальцах”. </text:span><text:span text:style-name="T22">К сожалению, некоторая часть статей была утеряна на безвозвратной основе, некоторая – </text:span><text:span text:style-name="T32">не может быть опубликована</text:span><text:span text:style-name="T22">, так как была нацелена на </text:span><text:span text:style-name="T71">очень </text:span><text:span text:style-name="T22">узкую аудиторию. Однако имеенно в тот период времени у проектанта </text:span><text:soft-page-break/><text:span text:style-name="T22">зародилась идея о более серьёзном сборнике, который мог бы помочь учителям информатики в их работе.</text:span></text:p>
      <text:p text:style-name="P30"><text:span text:style-name="T45">П</text:span><text:span text:style-name="T19">роведённый опрос:</text:span><text:span text:style-name="T20"> к сожалению, опрос проводился довольно давно (в </text:span><text:span text:style-name="T68">2019</text:span><text:span text:style-name="T20"> </text:span><text:span text:style-name="T23">году</text:span><text:span text:style-name="T20">), </text:span><text:span text:style-name="T24">носил устную форму </text:span><text:span text:style-name="T20">и не был задокументирован, так как проектант не предполагал, что </text:span><text:span text:style-name="T23">это пригодится ему позже. Но весьма многие личности </text:span><text:span text:style-name="T24">тогда</text:span><text:span text:style-name="T23"> согласились, что были бы рады увидеть более полный цикл статей, описанный проектантом. </text:span><text:span text:style-name="T25">Это стало первой и основной причиной выбора поименованной выше темы проекта.</text:span></text:p>
      <text:p text:style-name="P30"><text:span text:style-name="T69"/></text:p>
      <text:p text:style-name="P12"><text:span text:style-name="T61">Описание </text:span><text:span text:style-name="T62">предполагаемого продукта</text:span></text:p>
      <text:p text:style-name="P26"><text:span text:style-name="T35">Продуктом, </text:span><text:span text:style-name="T37">согласно замыслу автора проекта</text:span><text:span text:style-name="T35">, </text:span><text:span text:style-name="T19">является веб-ресурс “Al</text:span><text:span text:style-name="T49">g</text:span><text:span text:style-name="T19">orithm”, </text:span><text:span text:style-name="T35">разработанный</text:span><text:span text:style-name="T19"> на </text:span><text:span text:style-name="T34">основе </text:span><text:span text:style-name="T35">созданной проектантом системы </text:span><text:span text:style-name="T63">компиляции</text:span><text:span text:style-name="T35"> (сборки) определённого количества </text:span><text:span text:style-name="T63">наполнения</text:span><text:span text:style-name="T35"> (статей) в .</text:span><text:span text:style-name="T63">html </text:span><text:span text:style-name="T35">(формат хранения Интернет-сайтов) путём совмещения их с</text:span><text:span text:style-name="T41"> заранее созданными</text:span><text:span text:style-name="T35"> </text:span><text:span text:style-name="T63">шаблонами</text:span><text:span text:style-name="T35"> (общими для любой страницы </text:span><text:span text:style-name="T39">сайта </text:span><text:span text:style-name="T35">частями). </text:span><text:span text:style-name="T38">Оный веб-ресурс будет содержать некоторое количество статей о</text:span><text:span text:style-name="T41">б одной из</text:span><text:span text:style-name="T38"> практическ</text:span><text:span text:style-name="T41">их </text:span><text:span text:style-name="T38">част</text:span><text:span text:style-name="T41">ей</text:span><text:span text:style-name="T38"> предмета “Информатика и ИКТ”, именуемой программированием. </text:span><text:span text:style-name="T39">Возможно, он будет размещён в сети Интернет (при наличии в свободном доступе бесплатного </text:span><text:span text:style-name="T64">хостинга – </text:span><text:span text:style-name="T39">ресурса, который позволяет разместить сайт в Сети), либо – до накопления достаточного количества денежных средств проектантом для использования коммерческого хостинга – </text:span><text:span text:style-name="T40">он будет находится в свободном доступе в </text:span><text:span text:style-name="T65">репозитории –</text:span><text:span text:style-name="T40">удалённом </text:span><text:span text:style-name="T42">(</text:span><text:span text:style-name="T66">remote)</text:span><text:span text:style-name="T40"> хранилище –</text:span><text:span text:style-name="T65"> <text:s/></text:span><text:span text:style-name="T36">github.com</text:span><text:span text:style-name="T40">.</text:span></text:p>
      <text:p text:style-name="P25"><text:span text:style-name="T94">Важно заметить, что оный Интернет-ресурс не будет являться полноценной заменой урокам “Информатики и ИКТ”, так как: </text:span><text:span text:style-name="T91">а)</text:span><text:span text:style-name="T94"> будет содерждать объяснения лишь небольшой части предмета, которая, согласно личному опыту проектанта и проведённым им опросам, вызывает наибольшие </text:span><text:soft-page-break/><text:span text:style-name="T94">затруднения в освоении у учащихся; </text:span><text:span text:style-name="T91">б) </text:span><text:span text:style-name="T94">разработчик проекта также на данный момент является учащимся и не имеет педагогического образования.</text:span></text:p>
      <text:p text:style-name="P25"/>
      <text:p text:style-name="P21"><text:span text:style-name="T33">Ц</text:span><text:span text:style-name="T19">ел</text:span><text:span text:style-name="T46">и, </text:span><text:span text:style-name="T50">выполнение которых ведёт к созданию продукта </text:span><text:span text:style-name="T19">проекта</text:span></text:p>
      <text:list xml:id="list635974952" text:style-name="L6">
        <text:list-item>
          <text:p text:style-name="P37"><text:span text:style-name="T19">Собрать определённое количество информации.</text:span><text:span text:style-name="T26"> Цель можно разбить на следующие задачи:</text:span></text:p>
          <text:list>
            <text:list-item>
              <text:p text:style-name="P40"><text:span text:style-name="T31">Выб</text:span><text:span text:style-name="T30">рать</text:span><text:span text:style-name="T31"> необходимы</text:span><text:span text:style-name="T30">е</text:span><text:span text:style-name="T31"> для создания сайтов инструмент</text:span><text:span text:style-name="T30">ы</text:span><text:span text:style-name="T31">;</text:span></text:p>
            </text:list-item>
            <text:list-item>
              <text:p text:style-name="P39"><text:span text:style-name="T30">П</text:span><text:span text:style-name="T20">одготовить небольшие конспекты о принципах работы </text:span><text:span text:style-name="T30">алгоритмов с наглядными примерами</text:span><text:span text:style-name="T20">;</text:span></text:p>
            </text:list-item>
          </text:list>
        </text:list-item>
        <text:list-item>
          <text:p text:style-name="P38"><text:span text:style-name="T19">Создать цикл </text:span><text:span text:style-name="T48">доступных </text:span><text:span text:style-name="T19">статей о</text:span><text:span text:style-name="T51">б</text:span><text:span text:style-name="T19"> алгоритмах</text:span><text:span text:style-name="T51">.</text:span><text:span text:style-name="T26"> Цель можно разбить на следующие задачи:</text:span></text:p>
          <text:list>
            <text:list-item>
              <text:p text:style-name="P41"><text:span text:style-name="T20">Основываясь на созданных </text:span><text:span text:style-name="T27">ранее </text:span><text:span text:style-name="T20">конспектах, </text:span><text:span text:style-name="T27">подготовить необходимое количество статей в формате .html;</text:span></text:p>
            </text:list-item>
            <text:list-item>
              <text:p text:style-name="P42"><text:span text:style-name="T20"><text:s/></text:span><text:span text:style-name="T28">Подготовить </text:span><text:span text:style-name="T29">наглядные иллюстрации (т. е. “картинки”) <text:s/>в формате </text:span><text:span text:style-name="T70">.png </text:span><text:span text:style-name="T29">(весьма удобный для редактирования и поддерживаемый большинством браузеров формат хранения изображений); </text:span></text:p>
            </text:list-item>
          </text:list>
        </text:list-item>
        <text:list-item>
          <text:p text:style-name="P47"><text:span text:style-name="T14">Разработать web-ресурс для хранения </text:span><text:span text:style-name="T15">оных</text:span><text:span text:style-name="T14"> алгоритмов. </text:span><text:span text:style-name="T8">Цель можно разбить на следующие задачи:</text:span></text:p>
          <text:list>
            <text:list-item>
              <text:p text:style-name="P49"><text:span text:style-name="T8">Р</text:span><text:span text:style-name="T7">азработка и реализация системы, позволяющей быстро компилировать сайт из готовых шаблонов и статей;</text:span></text:p>
            </text:list-item>
            <text:list-item>
              <text:p text:style-name="P50"><text:span text:style-name="T7">Создание приятного внешне и удобного в использовании интерфейса сайта;</text:span></text:p>
            </text:list-item>
            <text:list-item>
              <text:p text:style-name="P51"><text:span text:style-name="T7">Поочерёдное </text:span><text:span text:style-name="T9">добавление</text:span><text:span text:style-name="T7"> статей на </text:span><text:span text:style-name="T9">готовый </text:span><text:span text:style-name="T7">сайт;</text:span></text:p>
            </text:list-item>
          </text:list>
        </text:list-item>
      </text:list>
      <text:p text:style-name="P11"><text:soft-page-break/><text:span text:style-name="T90">А</text:span><text:span text:style-name="T89">нализ работы над проектом</text:span></text:p>
      <text:p text:style-name="P6"><text:span text:style-name="T90">Т</text:span><text:span text:style-name="T89">еоретическая часть</text:span></text:p>
      <text:p text:style-name="P15"><text:span text:style-name="T62">П</text:span><text:span text:style-name="T61">ричина выбора </text:span><text:span text:style-name="T67">сайта</text:span><text:span text:style-name="T61"> для хранения цикла статей</text:span></text:p>
      <text:p text:style-name="P13">Так как название проекта содержит слово “алгоритмов” во множественном числе, то логично сделать следующий вывод: продуктом будет являться не одна статья, разъясняющая конкретный алгоритм, а цикл или сборник оных.</text:p>
      <text:p text:style-name="P13">Способов хранения массивов статей существует немалое количество: справочник или учебник в максимально привычном формате, компакт-диск с <text:span text:style-name="T55">лекциями в формате видеоуроков</text:span>, <text:span text:style-name="T56">веб-ресурс и другие. Конечно, люди различаются по типу информации, которую им максимально удобно воспринимать, но всё же самым распространённым в современном обществе определённо является текстовый способ хранения информации. Он имеет ряд преимуществ, благодаря которым и был мной выбран: объем, необходимый для хранения </text:span><text:span text:style-name="T57">(для сравнения, видео в формате HD720p (</text:span><text:span text:style-name="T58">30fps</text:span><text:span text:style-name="T57">) с форматом аудио </text:span><text:span text:style-name="T58">AAC 192kbps длительностью в 43 (сорок три) минуты занимает 2Gb свободного места, а субтитры в виде текста к этому же видео – 50Kb, что почти в </text:span><text:span text:style-name="T60">42 000 (сорок две тысячи) раз меньше</text:span><text:span text:style-name="T58">)</text:span><text:span text:style-name="T73">, </text:span><text:span text:style-name="T74">относительная простота создания статей, доступность буквально каждому. </text:span></text:p>
      <text:p text:style-name="P14"><text:span text:style-name="T74">М</text:span><text:span text:style-name="T72">естом же хранения был выбран доступный каждому современному человеку, не обладающему никакими специфическими навыками, ресурс – сеть Интернет. </text:span><text:span text:style-name="T76">Как уже было сказано, его главным достоинством является общедоступность, что и сыграло ключевую роль в выборе места размещения продукта проекта. </text:span></text:p>
      <text:p text:style-name="P16"><text:span text:style-name="T76">С</text:span><text:span text:style-name="T72">уществует несколько способов хранения </text:span><text:span text:style-name="T77">статей в Интернете</text:span><text:span text:style-name="T78">, </text:span><text:span text:style-name="T80">однако был выбран самый надёжный: </text:span><text:span text:style-name="T79">воспользоваться хостинговым ресурсом и </text:span><text:soft-page-break/><text:span text:style-name="T79">разместить сайт со статьями по специальному </text:span><text:span text:style-name="T59">URL-адресу </text:span><text:span text:style-name="T79">(адресу, через который можно получить доступ к находящемуся в сети Интернет сайту). </text:span></text:p>
      <text:p text:style-name="P17"><text:span text:style-name="T79">Э</text:span><text:span text:style-name="T72">тот способ имеет следующие </text:span><text:span text:style-name="T83">преимущества</text:span><text:span text:style-name="T72"> и </text:span><text:span text:style-name="T83">недостатки</text:span><text:span text:style-name="T72">:</text:span></text:p>
      <text:p text:style-name="P7"><text:span text:style-name="T72">+ </text:span><text:span text:style-name="T81">Легкость восприятия: </text:span><text:span text:style-name="T86">информацию гораздо легче воспринимать при наличии красивого оформления и удобной навигации;</text:span></text:p>
      <text:p text:style-name="P8"><text:span text:style-name="T81">- Сложность в создании: </text:span><text:span text:style-name="T86">“красивое оформление и удобную навигацию” придётся создавать вручную;</text:span></text:p>
      <text:p text:style-name="P9"><text:span text:style-name="T81">+ </text:span><text:span text:style-name="T82">Свобода выбора: </text:span><text:span text:style-name="T87">отсутствуют ограничения на что-либо; при желании можно размещать на своём сайте любое количество рекламы, вводить оплату за определённые действия, </text:span><text:span text:style-name="T88">оформлять в собственном стиле;</text:span></text:p>
      <text:p text:style-name="P10"><text:span text:style-name="T72">- Стоимость: </text:span><text:span text:style-name="T85">главный, с точки зрения проектанта минус; однако существуют хостинги, выдающие URL-адрес на ограниченный срок, чем можно воспользоваться для демонстрации работы проекта;</text:span></text:p>
      <text:p text:style-name="P18"><text:span text:style-name="T72">Таким образом, единственным </text:span><text:span text:style-name="T84">существенным недостатком размещения сайта по URL-адресу является необходимость в наличии, собственно, грамотно созданного и приятно оформленного сайта.</text:span></text:p>
      <text:p text:style-name="P22">Выбор инструменто<text:span text:style-name="T117">в</text:span> для создания сайта</text:p>
      <text:p text:style-name="P28">Так как сайт должен содержать лишь определённое количество статей и не будет выполнять продвинутого взаимодействия с пользователем, то набор инструментов для его создания не будет слишком большим:</text:p>
      <text:list xml:id="list3621141805" text:style-name="L8">
        <text:list-item>
          <text:p text:style-name="P43"><text:span text:style-name="T118">Язык вёрстки: HTML – </text:span><text:span text:style-name="T52">стандартизированный язык разметки документов во Всемирной паутине </text:span><text:span text:style-name="T118">(ru.wikipedia.org); </text:span><text:span text:style-name="T53">и</text:span><text:span text:style-name="T52">менно он будет отвечать за элементы, находящиеся на сайте, то есть – за содержимое ресурса;</text:span></text:p>
        </text:list-item>
        <text:list-item>
          <text:p text:style-name="P44"><text:soft-page-break/><text:span text:style-name="T119"><text:s/></text:span><text:span text:style-name="T120">Язык оформления: </text:span><text:span text:style-name="T121">СSS – </text:span><text:span text:style-name="T53">язык для формирования внешнего вида документа, созданного с помощью языка разметки </text:span><text:span text:style-name="T119">(ru.wikipedia.org); </text:span><text:span text:style-name="T54">при правильном использовании он гарантирует сайту благоприятный внешний вид;</text:span></text:p>
        </text:list-item>
        <text:list-item>
          <text:p text:style-name="P45"><text:span text:style-name="T122">Скриптовый язык: JavaScript – </text:span><text:span text:style-name="T96">прототипно-ориентированный сценарный язык программирования </text:span><text:span text:style-name="T99">(ru.wikipedia.org); </text:span><text:span text:style-name="T97">с его помощью будет реализована работа некоторых интерактивных элементов (к примеру – кнопки “скрыть меню”</text:span><text:span text:style-name="T98">);</text:span></text:p>
        </text:list-item>
        <text:list-item>
          <text:p text:style-name="P48"><text:span text:style-name="T115">Язык для разработки системы компиляции: Python3 – </text:span><text:span text:style-name="T101">высокоуровневый</text:span><text:a xlink:type="simple" xlink:href="https://ru.wikipedia.org/wiki/Высокоуровневый_язык_программирования" text:style-name="Internet_20_link" text:visited-style-name="Visited_20_Internet_20_Link"> </text:a><text:span text:style-name="T101">язык программирования </text:span><text:span text:style-name="T116">общего назначения с </text:span><text:span text:style-name="T101">динамической строгой </text:span><text:span text:style-name="T116">типизацией и автоматическим управлением памятью, ориентированный на повышение производительности разработчика, читаемости кода и его качества, а также на обеспечение переносимости написанных на нём программ</text:span><text:span text:style-name="T102"> </text:span><text:span text:style-name="T100">(ru.wikipedia.org); </text:span><text:span text:style-name="T104">с его помощью планируется разработка уникальной авторской системы сборки сайта;</text:span></text:p>
        </text:list-item>
      </text:list>
      <text:p text:style-name="P56"><text:span text:style-name="T103">Утверждается, что при грамотном использовании оных инструментов можно создать жизнеспособный сайт с приятным оформлением. При применении же более продвинутого ПО необходимо качественное оборудование: </text:span><text:span text:style-name="T105">рабочая</text:span><text:span text:style-name="T103"> </text:span><text:span text:style-name="T106">ЭВМ</text:span><text:span text:style-name="T103"> (Электронно-Вычислительная Машина) </text:span><text:span text:style-name="T105">проектанта не способна справиться с более современными средствами <text:s/>разработки.</text:span></text:p>
      <text:p text:style-name="P57"><text:span text:style-name="T108">Подготовка конспектов с принципами работы алгоритмов</text:span></text:p>
      <text:p text:style-name="P54"><text:span text:style-name="T108">Д</text:span><text:span text:style-name="T107">ля достаточной грамотности в объяснении материала </text:span><text:span text:style-name="T109">проектантом было изучено немало статей на подобных ресурсах (самый известный из них – </text:span><text:span text:style-name="T114">habr.com</text:span><text:span text:style-name="T109">, </text:span><text:span text:style-name="T110">остальные были весьма разрознены и использовались для того, чтобы проектант мог увидеть, как другие люди разбирают алгоритмы) и собственны</text:span><text:span text:style-name="T111">х</text:span><text:span text:style-name="T110"> конспект</text:span><text:span text:style-name="T111">ов</text:span><text:span text:style-name="T110">, </text:span><text:span text:style-name="T111">которые были </text:span><text:span text:style-name="T110">записаны во время занятий на курсах </text:span><text:soft-page-break/><text:span text:style-name="T110">программирования. </text:span><text:span text:style-name="T112">Все конспекты хранились в письменном виде и на данный момент, к сожалению, находятся вне зоны доступа. </text:span></text:p>
      <text:p text:style-name="P55"><text:span text:style-name="T112">В</text:span><text:span text:style-name="T107">се примеры к использованию алгоритмов были придуманы проектантом самостоятельно и описаны на трёх языках программирования:</text:span></text:p>
      <text:list xml:id="list1365964781" text:style-name="L9">
        <text:list-item>
          <text:p text:style-name="P46"><text:span text:style-name="T107">Чаще всего в российских школах преподают </text:span><text:span text:style-name="T113">Pascal</text:span><text:span text:style-name="T107">, поэтому его нельзя было не включить;</text:span></text:p>
        </text:list-item>
        <text:list-item>
          <text:p text:style-name="P46"><text:span text:style-name="T107">Язык </text:span><text:span text:style-name="T113">Python3 </text:span><text:span text:style-name="T107">становится очень популярным; в некоторых столичных школах переходят на обучение ему; многие, кто учился программированию самостоятельно, <text:s/>обучался на нём;</text:span></text:p>
        </text:list-item>
        <text:list-item>
          <text:p text:style-name="P46"><text:span text:style-name="T107">Язык </text:span><text:span text:style-name="T113">С++ </text:span><text:span text:style-name="T107">уже много лет считается негласным стандартом в программировании и не сдаёт позиции; в большинстве случаев алгоритмы опивсыают именно на нём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1" style:class="text" style:master-page-name="">
      <style:paragraph-properties fo:margin-left="0.2492in" fo:margin-right="0in" fo:margin-top="0in" fo:margin-bottom="0.139in" loext:contextual-spacing="false" fo:line-height="100%" fo:text-align="justify" style:justify-single-word="false" fo:text-indent="0in" style:auto-text-indent="false" style:page-number="auto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officeooo:rsid="002302fc" style:font-name-asian="Calibri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92in" style:type="center"/>
          <style:tab-stop style:position="6.4984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92in" style:type="center"/>
          <style:tab-stop style:position="6.4984in" style:type="right"/>
        </style:tab-stops>
      </style:paragraph-properties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Numbering_20_Symbols" style:num-prefix="    " style:num-suffix=". " style:num-format="1" text:display-levels="2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list-style-name="">
      <style:paragraph-properties fo:margin-left="0in" fo:margin-right="0in" fo:text-align="center" style:justify-single-word="false" fo:text-indent="0in" style:auto-text-indent="false"/>
      <style:text-properties fo:color="#000000" fo:background-color="#ffffff"/>
    </style:style>
    <style:page-layout style:name="Mpm1">
      <style:page-layout-properties fo:page-width="8.2701in" fo:page-height="11.6902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7:41:17.114061449</meta:creation-date>
    <dc:date>2021-03-31T18:13:34.112617883</dc:date>
    <meta:editing-duration>PT6H17M40S</meta:editing-duration>
    <meta:editing-cycles>149</meta:editing-cycles>
    <meta:generator>LibreOffice/6.0.7.3$Linux_x86 LibreOffice_project/00m0$Build-3</meta:generator>
    <meta:document-statistic meta:table-count="0" meta:image-count="0" meta:object-count="0" meta:page-count="9" meta:paragraph-count="70" meta:word-count="1321" meta:character-count="10183" meta:non-whitespace-character-count="8897"/>
  </office:meta>
</office:document-meta>
</file>